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fd176" officeooo:paragraph-rsid="001fd176"/>
    </style:style>
    <style:style style:name="P2" style:family="paragraph" style:parent-style-name="Preformatted_20_Text">
      <style:text-properties fo:font-size="12pt" officeooo:rsid="001fd176" officeooo:paragraph-rsid="001fd176" style:font-size-asian="12pt" style:font-size-complex="12pt"/>
    </style:style>
    <style:style style:name="P3" style:family="paragraph" style:parent-style-name="Preformatted_20_Text">
      <style:paragraph-properties fo:margin-top="0.0398in" fo:margin-bottom="0.0398in" loext:contextual-spacing="false"/>
      <style:text-properties fo:font-size="18pt" fo:font-weight="bold" officeooo:rsid="001fd176" officeooo:paragraph-rsid="001fd176"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ssential Mathematics For Programmers In Java</text:p>
      <text:p text:style-name="P2">This project deals with various algorithms required for programmers. You must have known methods of finding prime factors, GCD, etc but performing them efficiently by reducing Time Complexity is the main motive of the project.</text:p>
      <text:p text:style-name="P1"/>
      <text:p text:style-name="P3">Getting Started</text:p>
      <text:p text:style-name="P2">The whole version is build in JDK 1.8, so you need to get java installed in the system. </text:p>
      <text:p text:style-name="P2">To check java version type in terminal</text:p>
      <text:p text:style-name="P2"><text:tab/>java -version</text:p>
      <text:p text:style-name="P1"/>
      <text:p text:style-name="P3">Acknowledgments</text:p>
      <text:p text:style-name="P2">This project is build by following tutorials from Youtube, an immense online learning resource.</text:p>
      <text:p text:style-name="P2">Since most of the tutorials are taught in C/C++, Java Programmers can find it very usef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8T12:40:29.662432874</dc:date>
    <meta:editing-duration>PT46S</meta:editing-duration>
    <meta:editing-cycles>1</meta:editing-cycles>
    <meta:document-statistic meta:table-count="0" meta:image-count="0" meta:object-count="0" meta:page-count="1" meta:paragraph-count="9" meta:word-count="101" meta:character-count="626" meta:non-whitespace-character-count="532"/>
    <meta:generator>LibreOffice/5.1.6.2$Linux_X86_64 LibreOffice_project/10m0$Build-2</meta:generator>
  </office:meta>
</office:document-meta>
</file>